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list-style-name="L1">
      <style:text-properties fo:font-size="11pt" style:font-size-asian="11pt" style:font-size-complex="11pt"/>
    </style:style>
    <style:style style:name="P4" style:family="paragraph" style:parent-style-name="Standard" style:list-style-name="L2">
      <style:text-properties fo:font-size="11pt" style:font-size-asian="11pt" style:font-size-complex="11pt"/>
    </style:style>
    <style:style style:name="P5" style:family="paragraph" style:parent-style-name="Standard" style:list-style-name="L3">
      <style:text-properties fo:font-size="11pt" style:font-size-asian="11pt" style:font-size-complex="11pt"/>
    </style:style>
    <style:style style:name="P6" style:family="paragraph" style:parent-style-name="Standard" style:list-style-name="L4">
      <style:text-properties fo:font-size="11pt" style:font-size-asian="11pt" style:font-size-complex="11pt"/>
    </style:style>
    <style:style style:name="P7" style:family="paragraph" style:parent-style-name="Standard" style:list-style-name="L5">
      <style:text-properties fo:font-size="11pt" style:font-size-asian="11pt" style:font-size-complex="11pt"/>
    </style:style>
    <style:style style:name="P8" style:family="paragraph" style:parent-style-name="Standard" style:list-style-name="L6">
      <style:text-properties fo:font-size="11pt" style:font-size-asian="11pt" style:font-size-complex="11pt"/>
    </style:style>
    <style:style style:name="P9" style:family="paragraph" style:parent-style-name="Standard" style:list-style-name="L8">
      <style:text-properties fo:font-size="11pt" style:font-size-asian="11pt" style:font-size-complex="11pt"/>
    </style:style>
    <style:style style:name="P10" style:family="paragraph" style:parent-style-name="Standard" style:list-style-name="L9">
      <style:text-properties fo:font-size="11pt" style:font-size-asian="11pt" style:font-size-complex="11pt"/>
    </style:style>
    <style:style style:name="P11" style:family="paragraph" style:parent-style-name="Standard" style:list-style-name="L10">
      <style:text-properties fo:font-size="11pt" style:font-size-asian="11pt" style:font-size-complex="11pt"/>
    </style:style>
    <style:style style:name="P12" style:family="paragraph" style:parent-style-name="Standard" style:list-style-name="L12">
      <style:text-properties fo:font-size="11pt" style:font-size-asian="11pt" style:font-size-complex="11pt"/>
    </style:style>
    <style:style style:name="P13" style:family="paragraph" style:parent-style-name="Standard" style:list-style-name="L13">
      <style:text-properties fo:font-size="11pt" style:font-size-asian="11pt" style:font-size-complex="11pt"/>
    </style:style>
    <style:style style:name="P14" style:family="paragraph" style:parent-style-name="Standard" style:list-style-name="L14">
      <style:text-properties fo:font-size="11pt" style:font-size-asian="11pt" style:font-size-complex="11pt"/>
    </style:style>
    <style:style style:name="P15" style:family="paragraph" style:parent-style-name="Standard" style:list-style-name="L15">
      <style:text-properties fo:font-size="11pt" style:font-size-asian="11pt" style:font-size-complex="11pt"/>
    </style:style>
    <style:style style:name="P16" style:family="paragraph" style:parent-style-name="Standard" style:list-style-name="L16">
      <style:text-properties fo:font-size="11pt" style:font-size-asian="11pt" style:font-size-complex="11pt"/>
    </style:style>
    <style:style style:name="P17" style:family="paragraph" style:parent-style-name="Standard" style:list-style-name="L17">
      <style:text-properties fo:font-size="11pt" style:font-size-asian="11pt" style:font-size-complex="11pt"/>
    </style:style>
    <style:style style:name="P18" style:family="paragraph" style:parent-style-name="Standard">
      <style:paragraph-properties fo:line-height="150%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line-height="100%"/>
      <style:text-properties fo:font-size="8pt" fo:font-style="italic" style:font-size-asian="7pt" style:font-style-asian="italic" style:font-size-complex="8pt" style:font-style-complex="italic"/>
    </style:style>
    <style:style style:name="P20" style:family="paragraph" style:parent-style-name="Standard">
      <style:text-properties style:font-name="Courier 10 Pitch" fo:font-size="9pt" style:font-size-asian="9pt" style:font-size-complex="9pt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6"/>
    <style:style style:name="P26" style:family="paragraph" style:parent-style-name="Standard" style:list-style-name="L11"/>
    <style:style style:name="P27" style:family="paragraph" style:parent-style-name="Standard" style:list-style-name="L13"/>
    <style:style style:name="P28" style:family="paragraph" style:parent-style-name="Standard" style:list-style-name="L2">
      <style:paragraph-properties fo:margin-left="0in" fo:margin-right="0in" fo:text-indent="0in" style:auto-text-indent="false">
        <style:tab-stops/>
      </style:paragraph-properties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Courier 10 Pitch" fo:font-size="9pt" style:font-size-asian="9pt" style:font-size-complex="9pt"/>
    </style:style>
    <style:style style:name="T5" style:family="text">
      <style:text-properties style:font-size-asian="11pt"/>
    </style:style>
    <style:style style:name="T6" style:family="text">
      <style:text-properties style:font-size-complex="11pt"/>
    </style:style>
    <style:style style:name="T7" style:family="text">
      <style:text-properties style:font-name="Times New Roman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: C language</text:p>
      <text:p text:style-name="Standard"/>
      <text:p text:style-name="P18">Студент ___________________________________________________________________ группы _____________</text:p>
      <text:p text:style-name="P18">Я подтверждаю что ответы ниже являются моими собственными и даны честно _______________________</text:p>
      <text:p text:style-name="P19"><text:s text:c="193"/>(число, подпись)</text:p>
      <text:p text:style-name="P2"><text:span text:style-name="T1">Для ответов на вопросы, помеченные как (PA), возьмите отдельный лист.</text:span></text:p>
      <text:p text:style-name="P2"/>
      <text:p text:style-name="P2">Q1: Насколько предсказуемо чтение полей паддинга структуры? Например в архитектуре выровненной на 4 байта с sizeof(char) == 1 байт следующая структура:</text:p>
      <text:p text:style-name="P2"/>
      <text:p text:style-name="P20">struct Padded { int x; char y; };</text:p>
      <text:p text:style-name="P2"/>
      <text:p text:style-name="P2">будет иметь в конце паддинг 3 байта. Рассмотрим следующий код:</text:p>
      <text:p text:style-name="P2"/>
      <text:p text:style-name="P20">struct Padded p;</text:p>
      <text:p text:style-name="P20">memset (&amp;p, 0xDA, sizeof(p));</text:p>
      <text:p text:style-name="P20">p.x = 2;</text:p>
      <text:p text:style-name="P20">p.y = 'a';</text:p>
      <text:p text:style-name="P20">/* some code not aliasing p */</text:p>
      <text:p text:style-name="P20">char res = *((char *) p + 6);</text:p>
      <text:p text:style-name="P2"/>
      <text:p text:style-name="P2">Какие из утверждений ниже верны (считаем что случайный мусор никогда не равен 0xDA)?</text:p>
      <text:p text:style-name="P2"/>
      <text:list xml:id="list612667238" text:style-name="L1">
        <text:list-item>
          <text:p text:style-name="P21"><text:span text:style-name="T3">Код не будет скомпилирован без ошибок</text:span></text:p>
        </text:list-item>
        <text:list-item>
          <text:p text:style-name="P3">В результате всегда будет считан res == 0xDA</text:p>
        </text:list-item>
        <text:list-item>
          <text:p text:style-name="P3">В результате в res всегда будет считан случайный мусор</text:p>
        </text:list-item>
        <text:list-item>
          <text:p text:style-name="P3">В результате в res может быть считан как 0xDA, так и случайный мусор</text:p>
        </text:list-item>
        <text:list-item>
          <text:p text:style-name="P3">В результате чтения произойдет runtime error</text:p>
        </text:list-item>
      </text:list>
      <text:p text:style-name="P2"/>
      <text:p text:style-name="P2"/>
      <text:p text:style-name="P2">Q2: Чтение неинициализированной переменной это:</text:p>
      <text:p text:style-name="P2"/>
      <text:list xml:id="list432508977" text:style-name="L2">
        <text:list-item>
          <text:p text:style-name="P4">Ошибка компиляции</text:p>
        </text:list-item>
        <text:list-item>
          <text:p text:style-name="P4">Run-time error</text:p>
        </text:list-item>
        <text:list-item>
          <text:p text:style-name="P4">Неопределенное, но всегда одно и то же значение для одной и той же переменной</text:p>
        </text:list-item>
        <text:list-item>
          <text:p text:style-name="P22"><text:span text:style-name="T3">Неопределенное и возможно всегда разное значение для одной и той же переменной</text:span></text:p>
        </text:list-item>
        <text:list-item>
          <text:p text:style-name="P22"><text:span text:style-name="T3">Повод для Деда Мороза не приносить вам подарок на Новый Год</text:span></text:p>
        </text:list-item>
      </text:list>
      <text:p text:style-name="P2"/>
      <text:p text:style-name="P2"/>
      <text:p text:style-name="P2">Q3: Можно ли использовать адресную арифметику для объектов аллоцированных в разных местах (скажем на стеке и в куче)?</text:p>
      <text:p text:style-name="P2"/>
      <text:p text:style-name="P20">int x = 0xBEEF;</text:p>
      <text:p text:style-name="P20">int *px = &amp;x;</text:p>
      <text:p text:style-name="P20">int *mx = malloc (sizeof(int));</text:p>
      <text:p text:style-name="P20">ptrdiff_t pd = px - mx;</text:p>
      <text:p text:style-name="P20">int res = *(mx + pd);</text:p>
      <text:list xml:id="list1925379547" text:continue-numbering="true" text:style-name="L2">
        <text:list-header>
          <text:p text:style-name="P28"/>
        </text:list-header>
      </text:list>
      <text:p text:style-name="P2">Охарактеризуйте исполнение и результат этого кода:</text:p>
      <text:p text:style-name="P2"/>
      <text:list xml:id="list1179480206" text:style-name="L3">
        <text:list-item>
          <text:p text:style-name="P5">Ошибка компиляции</text:p>
        </text:list-item>
        <text:list-item>
          <text:p text:style-name="P5">Run-time error</text:p>
        </text:list-item>
        <text:list-item>
          <text:p text:style-name="P5">res == 0xBEEF</text:p>
        </text:list-item>
        <text:list-item>
          <text:p text:style-name="P23"><text:span text:style-name="T3">Неопределенное значение внутри res (может быть и 0xBEEF если повезет)</text:span></text:p>
        </text:list-item>
      </text:list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4: Для двух объектов, аллоцированных в разных местах, но имеющих одинаковое численное значение указателей на них, при сравнении указателей на равенство:</text:p>
      <text:p text:style-name="P2"/>
      <text:list xml:id="list1347748798" text:style-name="L4">
        <text:list-item>
          <text:p text:style-name="P6">Указатели будут считаться равными</text:p>
        </text:list-item>
        <text:list-item>
          <text:p text:style-name="P24"><text:span text:style-name="T3">Указатели будут считаться не равными</text:span></text:p>
        </text:list-item>
        <text:list-item>
          <text:p text:style-name="P6">У двух указателей на объекты в разных местах не может быть одинакового значения</text:p>
        </text:list-item>
        <text:list-item>
          <text:p text:style-name="P6">Такое сравнение просто не скомпилируется</text:p>
        </text:list-item>
      </text:list>
      <text:p text:style-name="P2"/>
      <text:p text:style-name="P2"/>
      <text:p text:style-name="P2">Q5: Представим, что некий программист внутри некоей функции взял значение указателя некоей переменной и записал его в файл, а через некоторое время считал из файла и разыменовал, чтобы считать значение. Пусть эта переменная все это время не выходила из области видимости и не меняла своего значения, других указателей на нее не было. В этом случае, с использованием восстановленного указателя:</text:p>
      <text:p text:style-name="P2"/>
      <text:list xml:id="list1694969748" text:style-name="L5">
        <text:list-item>
          <text:p text:style-name="P7">Её значение всегда будет считано верно</text:p>
        </text:list-item>
        <text:list-item>
          <text:p text:style-name="P7">Её значение всегда будет считано неверно</text:p>
        </text:list-item>
        <text:list-item>
          <text:p text:style-name="P7">Её значение может быть считано как верно, так и неверно</text:p>
        </text:list-item>
        <text:list-item>
          <text:p text:style-name="P7">При попытке такого считывания обязательно произойдет run-time error</text:p>
        </text:list-item>
      </text:list>
      <text:p text:style-name="P2"/>
      <text:p text:style-name="P2"/>
      <text:p text:style-name="P2">Q6: Значение указателя на удаленную область памяти.</text:p>
      <text:p text:style-name="P2"/>
      <text:p text:style-name="P20">int *p = malloc (sizeof(int));</text:p>
      <text:p text:style-name="P20">long pold = (long) p;</text:p>
      <text:p text:style-name="P20">free (p);</text:p>
      <text:p text:style-name="P20">assert (p == (int *)pold);</text:p>
      <text:p text:style-name="P2"/>
      <text:p text:style-name="P2">Результатом будет:</text:p>
      <text:p text:style-name="P2"/>
      <text:list xml:id="list865838722" text:style-name="L6">
        <text:list-item>
          <text:p text:style-name="P8">Возможно assertion failure, возможно нет</text:p>
        </text:list-item>
        <text:list-item>
          <text:p text:style-name="P25"><text:span text:style-name="T3">Всегда <text:s/>assertion failure</text:span></text:p>
        </text:list-item>
        <text:list-item>
          <text:p text:style-name="P25"><text:span text:style-name="T3">Все нормально</text:span></text:p>
        </text:list-item>
        <text:list-item>
          <text:p text:style-name="P25"><text:span text:style-name="T3">Такая программа не скомпилируется</text:span></text:p>
        </text:list-item>
      </text:list>
      <text:p text:style-name="P2"/>
      <text:p text:style-name="P2"/>
      <text:p text:style-name="P2">Q7: Арифметика указателей за пределами массива. Рассмотрим попытку манипулировать значением указателя за пределами адресуемого им массива:</text:p>
      <text:p text:style-name="P2"/>
      <text:p text:style-name="P20">int p[] = {1, 2, 3, 0xBEEF};</text:p>
      <text:p text:style-name="P20">int *px = p;</text:p>
      <text:p text:style-name="P20">px = p + 5;</text:p>
      <text:p text:style-name="P20">px += 1;</text:p>
      <text:p text:style-name="P20">px -= 6;</text:p>
      <text:p text:style-name="P20">int res = px[3];</text:p>
      <text:p text:style-name="P2"/>
      <text:p text:style-name="P2">Охарактеризуйте результат исполнения такого кода:</text:p>
      <text:p text:style-name="P2"/>
      <text:list xml:id="list613924893" text:style-name="L8">
        <text:list-item>
          <text:p text:style-name="P9">Ошибка компиляции</text:p>
        </text:list-item>
      </text:list>
      <text:list xml:id="list1462044949" text:style-name="L9">
        <text:list-item>
          <text:p text:style-name="P10">Run-time error</text:p>
        </text:list-item>
      </text:list>
      <text:list xml:id="list2153479873" text:style-name="L10">
        <text:list-item>
          <text:p text:style-name="P11">Все нормально, res == 0xBEEF</text:p>
        </text:list-item>
      </text:list>
      <text:list xml:id="list1412179057" text:style-name="L11">
        <text:list-item>
          <text:p text:style-name="P26"><text:span text:style-name="T3">Неопределенное значение внутри res (может быть и 0xBEEF если повезет)</text:span></text:p>
        </text:list-item>
      </text:list>
      <text:p text:style-name="P2"/>
      <text:p text:style-name="P2"/>
      <text:p text:style-name="P2"/>
      <text:p text:style-name="P2"/>
      <text:p text:style-name="P2"><text:soft-page-break/></text:p>
      <text:p text:style-name="P2">Q8: Нулевые указатели из неконстантных выражений</text:p>
      <text:p text:style-name="P2"/>
      <text:p text:style-name="P20">void </text:p>
      <text:p text:style-name="P20">foo (int x, int y)</text:p>
      <text:p text:style-name="P20">{ <text:s/></text:p>
      <text:p text:style-name="P20"><text:s text:c="2"/>int *zerop = (int*)(x – y);</text:p>
      <text:p text:style-name="P20"><text:s text:c="2"/>assert (zerop == NULL);</text:p>
      <text:p text:style-name="P20"><text:s text:c="2"/>assert (x == y);</text:p>
      <text:p text:style-name="P20"><text:s text:c="2"/>/* more code here */</text:p>
      <text:p text:style-name="P20">}</text:p>
      <text:p text:style-name="P2"/>
      <text:p text:style-name="P2">Охарактеризуйте возможное выполнение этого кода:</text:p>
      <text:list xml:id="list362916136" text:style-name="L12">
        <text:list-item>
          <text:p text:style-name="P12">Может сработать только первый assertion</text:p>
        </text:list-item>
        <text:list-item>
          <text:p text:style-name="P12">Может сработать только второй assertion</text:p>
        </text:list-item>
        <text:list-item>
          <text:p text:style-name="P12">Может сработать как первый, так и вторйо assertion</text:p>
        </text:list-item>
        <text:list-item>
          <text:p text:style-name="P12">Программа не скомпилируется</text:p>
        </text:list-item>
      </text:list>
      <text:p text:style-name="P2"/>
      <text:p text:style-name="P2"/>
      <text:p text:style-name="P2">Q9 (PA): Студент Шустрый хочет исследовать структуру чисел с плавающей точкой на разных архитектурах. Для этого ему нужна функция, которая принимала бы число с плавающей точкой (double) и возвращала выделенный массив из unsigned char побитового представления этого числа и количество реально использованных бит этого массива (для некоторых архитектур это может быть 64 или 80). Как бы вы написали для него эту функцию?</text:p>
      <text:p text:style-name="P2"/>
      <text:p text:style-name="P2"/>
      <text:p text:style-name="P2">Q10: Вы работаете с архитектурой, на которой нулевой указатель имеет не нулевое представление (скажем NULL это 0xffff0000). В своем коде вы пишете проверку:</text:p>
      <text:p text:style-name="P20"/>
      <text:p text:style-name="P20">int </text:p>
      <text:p text:style-name="P20">foo (int *x)</text:p>
      <text:p text:style-name="P20">{</text:p>
      <text:p text:style-name="P20"><text:s text:c="2"/>if (x)</text:p>
      <text:p text:style-name="P20"><text:s text:c="4"/>{</text:p>
      <text:p text:style-name="P20"><text:s text:c="6"/>assert (x != NULL);</text:p>
      <text:p text:style-name="P20"><text:s text:c="6"/>/* some code */</text:p>
      <text:p text:style-name="P20"><text:s text:c="4"/>}</text:p>
      <text:p text:style-name="P20">}</text:p>
      <text:p text:style-name="P20"/>
      <text:p text:style-name="P2">Охарактеризуйте поведение этого кода:</text:p>
      <text:p text:style-name="P2"/>
      <text:list xml:id="list189989801" text:style-name="L13">
        <text:list-item>
          <text:p text:style-name="P13">В нём возможно assertion failure</text:p>
        </text:list-item>
        <text:list-item>
          <text:p text:style-name="P27"><text:span text:style-name="T3">В нём невозможно assertion failure</text:span></text:p>
        </text:list-item>
        <text:list-item>
          <text:p text:style-name="P27"><text:span text:style-name="T3">Такая архитекутра невозможна, NULL это всегда 0</text:span></text:p>
        </text:list-item>
        <text:list-item>
          <text:p text:style-name="P27"><text:span text:style-name="T3">Для такой архитектуры этот код не скомпилируется</text:span></text:p>
        </text:list-item>
      </text:list>
      <text:p text:style-name="Standard"><text:span text:style-name="T3"/></text:p>
      <text:p text:style-name="P2"/>
      <text:p text:style-name="P2">Q11 (ungraded): Какие ощущения оставил у вас этот тест</text:p>
      <text:p text:style-name="P2"/>
      <text:list xml:id="list371995584" text:style-name="L17">
        <text:list-item>
          <text:p text:style-name="P17">Глаза сейчас вытекут кровью и даже этот пункт я заполняю вслепую</text:p>
        </text:list-item>
      </text:list>
      <text:list xml:id="list2011453922" text:style-name="L16">
        <text:list-item>
          <text:p text:style-name="P16">Слишком легкий. <text:span text:style-name="T7">Ни одного вопроса на сравнение указателей на разные области памяти на “больше” и “меньше”. А ведь там есть очень интересные случаи.</text:span></text:p>
        </text:list-item>
      </text:list>
      <text:list xml:id="list926394531" text:style-name="L15">
        <text:list-item>
          <text:p text:style-name="P15">Я почему-то сейчас понял, что если пять лет писать компиляторы, то сходишь с ума</text:p>
        </text:list-item>
      </text:list>
      <text:list xml:id="list1656861377" text:style-name="L14">
        <text:list-item>
          <text:p text:style-name="P14">Ничего из вышеперечисленного, просто хочу узнать результаты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29T14:57:12</meta:creation-date>
    <dc:date>2015-05-29T16:14:34</dc:date>
    <meta:editing-duration>PT01H17M22S</meta:editing-duration>
    <meta:editing-cycles>27</meta:editing-cycles>
    <meta:generator>OpenOffice.org/3.2$Unix OpenOffice.org_project/320m12$Build-9483</meta:generator>
    <meta:document-statistic meta:table-count="0" meta:image-count="0" meta:object-count="0" meta:page-count="3" meta:paragraph-count="104" meta:word-count="806" meta:character-count="5171"/>
  </office:meta>
</office:document-meta>
</file>